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rsid="0006ee67" officeooo:paragraph-rsid="0006ee67"/>
    </style:style>
    <style:style style:name="P5" style:family="paragraph" style:parent-style-name="Standard">
      <style:text-properties officeooo:paragraph-rsid="000dc580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5"><text:span text:style-name="T2">1) </text:span>Implement by hand equations of derivative using LaTeX <text:span text:style-name="T2">(I will use similar format in LibreOffice/ODF, sorry)</text:span></text:p>
      <text:p text:style-name="P5"><draw:frame draw:style-name="fr1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11T04:41:48.761000000</dc:date>
    <meta:editing-duration>PT31M51S</meta:editing-duration>
    <meta:editing-cycles>11</meta:editing-cycles>
    <meta:generator>LibreOffice/7.2.5.2$Windows_X86_64 LibreOffice_project/499f9727c189e6ef3471021d6132d4c694f357e5</meta:generator>
    <meta:document-statistic meta:table-count="0" meta:image-count="0" meta:object-count="2" meta:page-count="1" meta:paragraph-count="6" meta:word-count="87" meta:character-count="549" meta:non-whitespace-character-count="467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